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cebab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de las siguientes opciones describe mejor la tecnología de expansión PCI Express (PCIe)?</text:p>
      <text:p text:style-name="P5">a) Utiliza un bus de datos paralelo y transmisión paralela.</text:p>
      <text:p text:style-name="P5">b) Fue desarrollada para reemplazar USB en la conexión de periféricos.</text:p>
      <text:p text:style-name="P5">c) Ofrece una mayor velocidad y flexibilidad en comparación con PCI y AGP.</text:p>
      <text:p text:style-name="P5">d) Utiliza un conector de 32 pines para la conexión de dispositivos.</text:p>
      <text:p text:style-name="P5"/>
      <text:p text:style-name="P5">¿Cuántos pines tiene un conector PCIe x4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as siguientes opciones describe mejor la tecnología de expansión ISA (Industry Standard Architecture)?</text:p>
      <text:p text:style-name="P5">a) Utiliza un bus de 32 bits y transmisión serie.</text:p>
      <text:p text:style-name="P5">b) Fue reemplazada por PCI debido a su baja velocidad.</text:p>
      <text:p text:style-name="P5">c) Utiliza un bus de 16 bits y transmisión paralela.</text:p>
      <text:p text:style-name="P5">d) Es una tecnología exclusiva de computadoras Apple.</text:p>
      <text:p text:style-name="P5"/>
      <text:p text:style-name="P5">¿Cuántos pines tiene un conector PCIe x8, que se utiliza para tarjetas de expansión de velocidad moderada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Cuál de las siguientes afirmaciones describe mejor la función del Northbridge en un chipset?</text:p>
      <text:p text:style-name="P5">a) Controla la comunicación entre la CPU y la memoria RAM.</text:p>
      <text:p text:style-name="P5">b) Gestiona la comunicación entre la CPU y los dispositivos de almacenamiento.</text:p>
      <text:p text:style-name="P5">c) Controla la comunicación entre la CPU y los periféricos conectados a través de USB.</text:p>
      <text:p text:style-name="P5">d) Administra la comunicación entre la CPU y los dispositivos de red.</text:p>
      <text:p text:style-name="P5"/>
      <text:p text:style-name="P5">¿Cuál es la principal función del Southbridge en un chipset?</text:p>
      <text:p text:style-name="P5">a) Controlar la comunicación de alta velocidad entre la CPU y la memoria RAM.</text:p>
      <text:p text:style-name="P5">b) Gestionar la comunicación entre la CPU y los dispositivos de entrada/salida (E/S).</text:p>
      <text:p text:style-name="P5">c) Administrar la comunicación entre la CPU y los dispositivos de almacenamiento.</text:p>
      <text:p text:style-name="P5">d) Coordinar la transferencia de datos entre la CPU y la tarjeta gráfica.</text:p>
      <text:p text:style-name="P5"/>
      <text:p text:style-name="P5">En la arquitectura tradicional de chipset, ¿dónde se encuentra típicamente el Northbridge?</text:p>
      <text:p text:style-name="P5">a) En un chip separado cerca de la CPU.</text:p>
      <text:p text:style-name="P5">b) Integrado en la CPU.</text:p>
      <text:p text:style-name="P5">c) En un chip separado cerca del Southbridge.</text:p>
      <text:p text:style-name="P5"><text:soft-page-break/>d) Integrado en la tarjeta de video.</text:p>
      <text:p text:style-name="P5"/>
      <text:p text:style-name="P5">En la arquitectura tradicional de chipset, ¿dónde se encuentra típicamente el Southbridge?</text:p>
      <text:p text:style-name="P5">a) En un chip separado cerca de la CPU.</text:p>
      <text:p text:style-name="P5">b) Integrado en la CPU.</text:p>
      <text:p text:style-name="P5">c) En un chip separado cerca del Northbridge.</text:p>
      <text:p text:style-name="P5">d) Integrado en la tarjeta de video.</text:p>
      <text:p text:style-name="P5"/>
      <text:p text:style-name="P5">¿Cuál de las siguientes opciones describe mejor la función de los chipsets en la actualidad, con respecto a la integración del Northbridge y Southbridge?</text:p>
      <text:p text:style-name="P5">a) Ambos están integrados en un único chip.</text:p>
      <text:p text:style-name="P5">b) Ambos están separados en chips individuales.</text:p>
      <text:p text:style-name="P5">c) Solo el Northbridge está integrado, mientras que el Southbridge permanece como un chip separado.</text:p>
      <text:p text:style-name="P5">d) Solo el Southbridge está integrado, mientras que el Northbridge permanece como un chip separado.</text:p>
      <text:p text:style-name="P5"/>
      <text:p text:style-name="P5">¿Cuál es la función principal del Northbridge en la arquitectura actual de chipset?</text:p>
      <text:p text:style-name="P5">a) Controlar la comunicación entre la CPU y la memoria RAM.</text:p>
      <text:p text:style-name="P5">b) Gestionar la comunicación entre la CPU y los dispositivos de entrada/salida (E/S).</text:p>
      <text:p text:style-name="P5">c) Administrar la comunicación entre la CPU y los dispositivos de almacenamiento.</text:p>
      <text:p text:style-name="P5">d) Coordinar la transferencia de datos entre la CPU y la tarjeta gráfica.</text:p>
      <text:p text:style-name="P5"/>
      <text:p text:style-name="P5">¿Cuál de las siguientes afirmaciones es cierta sobre la integración de funciones en los chipsets modernos?</text:p>
      <text:p text:style-name="P5">a) Los chipsets modernos tienen funciones exclusivas de AMD, mientras que Intel tiene sus propias funciones exclusivas.</text:p>
      <text:p text:style-name="P5">b) AMD e Intel han convergido en una arquitectura de chipset común con funciones similares.</text:p>
      <text:p text:style-name="P5">c) Los chipsets de AMD son totalmente independientes de los de Intel, sin superposición de funciones.</text:p>
      <text:p text:style-name="P5">d) Intel ha abandonado la integración de funciones en sus chipsets, mientras que AMD ha optado por una mayor integración.</text:p>
      <text:p text:style-name="P5"/>
      <text:p text:style-name="P5">¿Cuál es el componente clave para la comunicación de alta velocidad entre la CPU y el Northbridge?</text:p>
      <text:p text:style-name="P5">a) Bus de sistema (FSB).</text:p>
      <text:p text:style-name="P5">b) Bus de memoria.</text:p>
      <text:p text:style-name="P5">c) Bus de expansión PCIe.</text:p>
      <text:p text:style-name="P5">d) Bus de entrada/salida (I/O).</text:p>
      <text:p text:style-name="P5"/>
      <text:p text:style-name="P5">En la actualidad, ¿cómo se llama comúnmente el componente que realiza las funciones del Northbridge en las plataformas modernas de Intel?</text:p>
      <text:p text:style-name="P5">a) Northbridge.</text:p>
      <text:p text:style-name="P5">b) Southbridge.</text:p>
      <text:p text:style-name="P5">c) Memory Controller Hub (MCH).</text:p>
      <text:p text:style-name="P5">d) Platform Controller Hub (PCH).</text:p>
      <text:p text:style-name="P5"/>
      <text:p text:style-name="P5"><text:soft-page-break/>En la actualidad, ¿cómo se llama comúnmente el componente que realiza las funciones del Southbridge en las plataformas modernas de Intel?</text:p>
      <text:p text:style-name="P5">a) Northbridge.</text:p>
      <text:p text:style-name="P5">b) Southbridge.</text:p>
      <text:p text:style-name="P5">c) Memory Controller Hub (MCH).</text:p>
      <text:p text:style-name="P5">d) Platform Controller Hub (PCH).</text:p>
      <text:p text:style-name="P5"/>
      <text:p text:style-name="P5">En la actualidad, ¿cómo se llama comúnmente el componente que realiza las funciones del Northbridge en las plataformas modernas de AMD?</text:p>
      <text:p text:style-name="P5">a) Northbridge.</text:p>
      <text:p text:style-name="P5">b) Southbridge.</text:p>
      <text:p text:style-name="P5">c) Memory Controller Hub (MCH).</text:p>
      <text:p text:style-name="P5">d) Platform Controller Hub (PCH).</text:p>
      <text:p text:style-name="P5"/>
      <text:p text:style-name="P5">En la actualidad, ¿cómo se llama comúnmente el componente que realiza las funciones del Southbridge en las plataformas modernas de AMD?</text:p>
      <text:p text:style-name="P5">a) Northbridge.</text:p>
      <text:p text:style-name="P5">b) Southbridge.</text:p>
      <text:p text:style-name="P5">c) Memory Controller Hub (MCH).</text:p>
      <text:p text:style-name="P5">d) Platform Controller Hub (PCH).</text:p>
      <text:p text:style-name="P5"/>
      <text:p text:style-name="P5">¿Cuál es la función principal del Southbridge en la arquitectura actual de chipset?</text:p>
      <text:p text:style-name="P5">a) Controlar la comunicación entre la CPU y la memoria RAM.</text:p>
      <text:p text:style-name="P5">b) Gestionar la comunicación entre la CPU y los dispositivos de entrada/salida (E/S).</text:p>
      <text:p text:style-name="P5">c) Administrar la comunicación entre la CPU y los dispositivos de almacenamiento.</text:p>
      <text:p text:style-name="P5">d) Coordinar la transferencia de datos entre la CPU y la tarjeta gráfica.</text:p>
      <text:p text:style-name="P5"/>
      <text:p text:style-name="P5">¿Cuál de las siguientes afirmaciones es cierta con respecto a la nomenclatura de los chipsets de Intel?</text:p>
      <text:p text:style-name="P5">a) Los chipsets de Intel utilizan nombres basados en letras y números, como Z490 o B360.</text:p>
      <text:p text:style-name="P5">b) Los chipsets de Intel utilizan nombres basados en la serie Ryzen, como Ryzen 7 o Ryzen 5.</text:p>
      <text:p text:style-name="P5">c) Los chipsets de Intel utilizan nombres basados en nombres de ciudades, como New York o Tokyo.</text:p>
      <text:p text:style-name="P5">d) Los chipsets de Intel utilizan nombres basados en animales, como Tiger Lake o Panther Point.</text:p>
      <text:p text:style-name="P5"/>
      <text:p text:style-name="P5">¿Cuál de las siguientes afirmaciones es cierta con respecto a la nomenclatura de los chipsets de AMD?</text:p>
      <text:p text:style-name="P5">a) Los chipsets de AMD utilizan nombres basados en letras y números, como Z490 o B360.</text:p>
      <text:p text:style-name="P5">b) Los chipsets de AMD utilizan nombres basados en la serie Ryzen, como Ryzen 7 o Ryzen 5.</text:p>
      <text:p text:style-name="P5">c) Los chipsets de AMD utilizan nombres basados en nombres de ciudades, como New York o Tokyo.</text:p>
      <text:p text:style-name="P5">d) Los chipsets de AMD utilizan nombres basados en animales, como Tiger Lake o Panther Point.</text:p>
      <text:p text:style-name="P5"/>
      <text:p text:style-name="P5">¿Qué tipo de bus de comunicación es comúnmente utilizado entre el Northbridge y la memoria RAM?</text:p>
      <text:p text:style-name="P5">a) Bus de sistema (FSB).</text:p>
      <text:p text:style-name="P5">b) Bus de memoria.</text:p>
      <text:p text:style-name="P5"><text:soft-page-break/>c) Bus de expansión PCIe.</text:p>
      <text:p text:style-name="P5">d) Bus de entrada/salida (I/O).</text:p>
      <text:p text:style-name="P5"/>
      <text:p text:style-name="P5">¿Cuál de las siguientes afirmaciones describe mejor la función del Memory Controller Hub (MCH) en las plataformas modernas de Intel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Platform Controller Hub (PCH) en las plataformas modernas de Intel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de las siguientes opciones describe mejor la función del Southbridge en la arquitectura moderna de chipset?</text:p>
      <text:p text:style-name="P5">a) Administra la comunicación entre la CPU y la memoria RAM.</text:p>
      <text:p text:style-name="P5">b) Gestiona la comunicación entre la CPU y los dispositivos de entrada/salida (E/S).</text:p>
      <text:p text:style-name="P5">c) Controla la comunicación entre la CPU y los dispositivos de almacenamiento.</text:p>
      <text:p text:style-name="P5">d) Coordina la transferencia de datos entre la CPU y la tarjeta gráfica.</text:p>
      <text:p text:style-name="P5"/>
      <text:p text:style-name="P5">¿Cuál es el propósito principal del chipset en un sistema informático?</text:p>
      <text:p text:style-name="P5">a) Mejorar el rendimiento de la CPU.</text:p>
      <text:p text:style-name="P5">b) Facilitar la comunicación entre los componentes del sistema.</text:p>
      <text:p text:style-name="P5">c) Controlar el suministro de energía a la placa base.</text:p>
      <text:p text:style-name="P5">d) Proporcionar almacenamiento temporal para la CP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4:44.678827856</dc:date>
    <meta:editing-duration>PT7H32M13S</meta:editing-duration>
    <meta:editing-cycles>21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1325" meta:character-count="7996" meta:non-whitespace-character-count="6794"/>
  </office:meta>
</office:document-meta>
</file>